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scadia Mono" svg:font-family="'Cascadia Mono'"/>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automatic-styles>
    <style:style style:name="P1" style:family="paragraph" style:parent-style-name="Title">
      <style:paragraph-properties fo:line-height="115%"/>
      <style:text-properties style:font-name="Arial1" fo:language="it" fo:country="IT" officeooo:rsid="001223f9" officeooo:paragraph-rsid="001223f9"/>
    </style:style>
    <style:style style:name="P2" style:family="paragraph" style:parent-style-name="Heading_20_1">
      <style:paragraph-properties fo:line-height="0.1598in"/>
      <style:text-properties style:font-name="Arial1" fo:language="it" fo:country="IT" fo:background-color="transparent"/>
    </style:style>
    <style:style style:name="P3" style:family="paragraph" style:parent-style-name="Heading_20_1">
      <style:paragraph-properties fo:line-height="0.1598in"/>
      <style:text-properties style:font-name="Arial1" fo:language="it" fo:country="IT"/>
    </style:style>
    <style:style style:name="P4" style:family="paragraph" style:parent-style-name="Heading_20_1">
      <style:paragraph-properties fo:margin-top="0.1272in" fo:margin-bottom="0.0791in" style:contextual-spacing="false" fo:line-height="0.1598in"/>
      <style:text-properties style:font-name="Arial1" fo:language="it" fo:country="IT"/>
    </style:style>
    <style:style style:name="P5" style:family="paragraph" style:parent-style-name="Heading_20_1">
      <style:paragraph-properties fo:line-height="0.1598in"/>
      <style:text-properties fo:language="it" fo:country="IT"/>
    </style:style>
    <style:style style:name="P6" style:family="paragraph" style:parent-style-name="Heading_20_4">
      <style:paragraph-properties fo:line-height="0.1598in"/>
      <style:text-properties style:font-name="Arial1" fo:language="it" fo:country="IT" officeooo:rsid="001223f9" officeooo:paragraph-rsid="001223f9"/>
    </style:style>
    <style:style style:name="P7" style:family="paragraph" style:parent-style-name="Heading_20_4">
      <style:paragraph-properties fo:line-height="0.1598in"/>
      <style:text-properties style:font-name="Arial1" fo:language="it" fo:country="IT" officeooo:paragraph-rsid="001223f9"/>
    </style:style>
    <style:style style:name="P8" style:family="paragraph" style:parent-style-name="Heading_20_4">
      <style:paragraph-properties fo:line-height="0.1598in"/>
      <style:text-properties fo:language="it" fo:country="IT" officeooo:paragraph-rsid="001223f9"/>
    </style:style>
    <style:style style:name="P9" style:family="paragraph" style:parent-style-name="Heading_20_4">
      <style:paragraph-properties fo:line-height="0.1598in"/>
      <style:text-properties fo:language="it" fo:country="IT"/>
    </style:style>
    <style:style style:name="P10" style:family="paragraph" style:parent-style-name="Subtitle">
      <style:paragraph-properties fo:line-height="115%"/>
      <style:text-properties fo:language="it" fo:country="IT"/>
    </style:style>
    <style:style style:name="P11" style:family="paragraph" style:parent-style-name="Text_20_body">
      <style:paragraph-properties fo:line-height="0.1598in"/>
      <style:text-properties style:font-name="Arial1" fo:language="it" fo:country="IT" officeooo:rsid="001223f9" officeooo:paragraph-rsid="001223f9"/>
    </style:style>
    <style:style style:name="P12" style:family="paragraph" style:parent-style-name="Text_20_body">
      <style:paragraph-properties fo:margin-top="0in" fo:margin-bottom="0.0181in" style:contextual-spacing="false" fo:line-height="0.1598in"/>
      <style:text-properties style:font-name="Arial1" fo:language="it" fo:country="IT" officeooo:rsid="001223f9" officeooo:paragraph-rsid="001223f9"/>
    </style:style>
    <style:style style:name="P13" style:family="paragraph" style:parent-style-name="Text_20_body" style:list-style-name="L1">
      <style:paragraph-properties fo:margin-top="0in" fo:margin-bottom="0.0575in" style:contextual-spacing="false" fo:line-height="0.1598in"/>
      <style:text-properties style:font-name="Arial1" fo:language="it" fo:country="IT" officeooo:rsid="001223f9" officeooo:paragraph-rsid="001223f9"/>
    </style:style>
    <style:style style:name="P14" style:family="paragraph" style:parent-style-name="Text_20_body" style:list-style-name="L4">
      <style:paragraph-properties fo:margin-top="0in" fo:margin-bottom="0.0181in" style:contextual-spacing="false" fo:line-height="0.1598in"/>
      <style:text-properties style:font-name="Arial1" fo:language="it" fo:country="IT" officeooo:rsid="001223f9" officeooo:paragraph-rsid="001223f9"/>
    </style:style>
    <style:style style:name="P15" style:family="paragraph" style:parent-style-name="Text_20_body" style:list-style-name="L4">
      <style:paragraph-properties fo:margin-top="0in" fo:margin-bottom="0.0181in" style:contextual-spacing="false" fo:line-height="0.1598in"/>
      <style:text-properties style:font-name="Arial1" fo:language="it" fo:country="IT" officeooo:rsid="001223f9" officeooo:paragraph-rsid="0022500f"/>
    </style:style>
    <style:style style:name="P16" style:family="paragraph" style:parent-style-name="Text_20_body" style:list-style-name="L5">
      <style:paragraph-properties fo:margin-top="0in" fo:margin-bottom="0.0181in" style:contextual-spacing="false" fo:line-height="0.1598in"/>
      <style:text-properties style:font-name="Arial1" fo:language="it" fo:country="IT" officeooo:rsid="001223f9" officeooo:paragraph-rsid="001223f9"/>
    </style:style>
    <style:style style:name="P17" style:family="paragraph" style:parent-style-name="Text_20_body" style:list-style-name="L14">
      <style:paragraph-properties fo:margin-top="0in" fo:margin-bottom="0in" style:contextual-spacing="false" fo:line-height="0.1598in"/>
      <style:text-properties style:font-name="Arial1" fo:language="it" fo:country="IT" officeooo:rsid="001223f9" officeooo:paragraph-rsid="001223f9"/>
    </style:style>
    <style:style style:name="P18" style:family="paragraph" style:parent-style-name="Text_20_body" style:list-style-name="L2">
      <style:paragraph-properties fo:line-height="0.1598in"/>
      <style:text-properties style:font-name="Arial1" fo:language="it" fo:country="IT" fo:font-weight="bold" officeooo:rsid="001223f9" officeooo:paragraph-rsid="001223f9" style:font-weight-asian="bold" style:font-weight-complex="bold"/>
    </style:style>
    <style:style style:name="P19" style:family="paragraph" style:parent-style-name="Text_20_body" style:list-style-name="L2">
      <style:paragraph-properties fo:line-height="0.1598in"/>
      <style:text-properties style:font-name="Arial1" fo:language="it" fo:country="IT" fo:font-style="italic" officeooo:rsid="001223f9" officeooo:paragraph-rsid="001223f9" style:font-style-asian="italic" style:font-style-complex="italic"/>
    </style:style>
    <style:style style:name="P20" style:family="paragraph" style:parent-style-name="Text_20_body" style:list-style-name="L2">
      <style:paragraph-properties fo:margin-top="0in" fo:margin-bottom="0.0181in" style:contextual-spacing="false" fo:line-height="0.1598in"/>
      <style:text-properties style:font-name="Arial1" fo:language="it" fo:country="IT" fo:font-style="italic" officeooo:rsid="001223f9" officeooo:paragraph-rsid="001223f9" style:font-style-asian="italic" style:font-style-complex="italic"/>
    </style:style>
    <style:style style:name="P21" style:family="paragraph" style:parent-style-name="Text_20_body" style:list-style-name="L3">
      <style:paragraph-properties fo:margin-top="0in" fo:margin-bottom="0.0181in" style:contextual-spacing="false" fo:line-height="0.1598in"/>
      <style:text-properties style:font-name="Arial1" fo:language="it" fo:country="IT" fo:font-style="italic" officeooo:rsid="001223f9" officeooo:paragraph-rsid="001223f9" style:font-style-asian="italic" style:font-style-complex="italic"/>
    </style:style>
    <style:style style:name="P22" style:family="paragraph" style:parent-style-name="Text_20_body">
      <style:paragraph-properties fo:margin-top="0in" fo:margin-bottom="0.0181in" style:contextual-spacing="false" fo:line-height="0.1598in"/>
      <style:text-properties style:font-name="Arial1" fo:language="it" fo:country="IT" fo:font-style="italic" officeooo:rsid="001223f9" officeooo:paragraph-rsid="001223f9" style:font-style-asian="italic" style:font-style-complex="italic"/>
    </style:style>
    <style:style style:name="P23" style:family="paragraph" style:parent-style-name="Text_20_body">
      <style:paragraph-properties fo:margin-top="0in" fo:margin-bottom="0.0181in" style:contextual-spacing="false" fo:line-height="0.1598in"/>
      <style:text-properties style:font-name="Arial1" fo:language="it" fo:country="IT" fo:font-style="italic" fo:font-weight="bold" officeooo:rsid="001223f9" officeooo:paragraph-rsid="001223f9" style:font-style-asian="italic" style:font-weight-asian="bold" style:font-style-complex="italic" style:font-weight-complex="bold"/>
    </style:style>
    <style:style style:name="P24" style:family="paragraph" style:parent-style-name="Text_20_body" style:list-style-name="L7">
      <style:paragraph-properties fo:margin-top="0in" fo:margin-bottom="0.0181in" style:contextual-spacing="false" fo:line-height="0.1598in"/>
      <style:text-properties style:font-name="Arial1" fo:language="it" fo:country="IT" officeooo:rsid="00141839" officeooo:paragraph-rsid="00141839"/>
    </style:style>
    <style:style style:name="P25" style:family="paragraph" style:parent-style-name="Text_20_body" style:list-style-name="L7">
      <style:paragraph-properties fo:margin-top="0in" fo:margin-bottom="0.0181in" style:contextual-spacing="false" fo:line-height="0.1598in"/>
      <style:text-properties style:font-name="Arial1" fo:language="it" fo:country="IT" officeooo:rsid="00147ef4" officeooo:paragraph-rsid="00147ef4"/>
    </style:style>
    <style:style style:name="P26" style:family="paragraph" style:parent-style-name="Text_20_body" style:list-style-name="L9">
      <style:paragraph-properties fo:margin-top="0in" fo:margin-bottom="0.0181in" style:contextual-spacing="false" fo:line-height="0.1598in"/>
      <style:text-properties style:font-name="Arial1" fo:language="it" fo:country="IT" officeooo:rsid="00147ef4" officeooo:paragraph-rsid="00147ef4"/>
    </style:style>
    <style:style style:name="P27" style:family="paragraph" style:parent-style-name="Text_20_body" style:list-style-name="L8">
      <style:paragraph-properties fo:margin-top="0.0398in" fo:margin-bottom="0.0575in" style:contextual-spacing="false" fo:line-height="0.1598in"/>
      <style:text-properties style:font-name="Arial1" fo:language="it" fo:country="IT" officeooo:rsid="00147ef4" officeooo:paragraph-rsid="00147ef4"/>
    </style:style>
    <style:style style:name="P28" style:family="paragraph" style:parent-style-name="Text_20_body" style:list-style-name="L11">
      <style:paragraph-properties fo:margin-top="0in" fo:margin-bottom="0.0181in" style:contextual-spacing="false" fo:line-height="0.1598in"/>
      <style:text-properties style:font-name="Arial1" fo:language="it" fo:country="IT" officeooo:rsid="00147ef4" officeooo:paragraph-rsid="00147ef4"/>
    </style:style>
    <style:style style:name="P29" style:family="paragraph" style:parent-style-name="Text_20_body" style:list-style-name="L12">
      <style:paragraph-properties fo:margin-top="0in" fo:margin-bottom="0.0181in" style:contextual-spacing="false" fo:line-height="0.1598in"/>
      <style:text-properties style:font-name="Arial1" fo:language="it" fo:country="IT" officeooo:rsid="00147ef4" officeooo:paragraph-rsid="00147ef4"/>
    </style:style>
    <style:style style:name="P30" style:family="paragraph" style:parent-style-name="Text_20_body" style:list-style-name="L13">
      <style:paragraph-properties fo:margin-top="0in" fo:margin-bottom="0.0181in" style:contextual-spacing="false" fo:line-height="0.1598in"/>
      <style:text-properties style:font-name="Arial1" fo:language="it" fo:country="IT" officeooo:rsid="00147ef4" officeooo:paragraph-rsid="00147ef4"/>
    </style:style>
    <style:style style:name="P31" style:family="paragraph" style:parent-style-name="Text_20_body" style:list-style-name="L7">
      <style:paragraph-properties fo:margin-top="0in" fo:margin-bottom="0.0181in" style:contextual-spacing="false" fo:line-height="0.1598in"/>
      <style:text-properties style:font-name="Arial1" fo:language="it" fo:country="IT" officeooo:rsid="00147ef4" officeooo:paragraph-rsid="00147ef4" fo:background-color="transparent"/>
    </style:style>
    <style:style style:name="P32" style:family="paragraph" style:parent-style-name="Text_20_body" style:list-style-name="L8">
      <style:paragraph-properties fo:margin-top="0.0398in" fo:margin-bottom="0.0575in" style:contextual-spacing="false" fo:line-height="0.1598in"/>
      <style:text-properties style:font-name="Arial1" fo:language="it" fo:country="IT" officeooo:rsid="00147ef4" officeooo:paragraph-rsid="00147ef4" fo:background-color="transparent"/>
    </style:style>
    <style:style style:name="P33" style:family="paragraph" style:parent-style-name="Text_20_body">
      <style:paragraph-properties fo:line-height="0.1598in"/>
      <style:text-properties style:font-name="Arial1" fo:language="it" fo:country="IT" officeooo:paragraph-rsid="0016def9" fo:background-color="transparent"/>
    </style:style>
    <style:style style:name="P34" style:family="paragraph" style:parent-style-name="Text_20_body">
      <style:paragraph-properties fo:margin-top="0.0398in" fo:margin-bottom="0.0575in" style:contextual-spacing="false" fo:line-height="0.1598in"/>
      <style:text-properties style:font-name="Arial1" fo:language="it" fo:country="IT" officeooo:paragraph-rsid="00147ef4" fo:background-color="transparent"/>
    </style:style>
    <style:style style:name="P35" style:family="paragraph" style:parent-style-name="Text_20_body">
      <style:paragraph-properties fo:margin-top="0in" fo:margin-bottom="0in" style:contextual-spacing="false" fo:line-height="0.1402in"/>
      <style:text-properties style:font-name="Arial1" fo:language="it" fo:country="IT" officeooo:rsid="001f7454" officeooo:paragraph-rsid="001c79cb"/>
    </style:style>
    <style:style style:name="P36" style:family="paragraph" style:parent-style-name="Text_20_body">
      <style:paragraph-properties fo:line-height="0.1598in"/>
      <style:text-properties style:font-name="Arial1" fo:language="it" fo:country="IT" officeooo:paragraph-rsid="001223f9"/>
    </style:style>
    <style:style style:name="P37" style:family="paragraph" style:parent-style-name="Text_20_body" style:list-style-name="L6">
      <style:paragraph-properties fo:margin-top="0in" fo:margin-bottom="0.0181in" style:contextual-spacing="false" fo:line-height="0.1598in"/>
      <style:text-properties style:font-name="Arial1" fo:language="it" fo:country="IT" officeooo:paragraph-rsid="001223f9"/>
    </style:style>
    <style:style style:name="P38" style:family="paragraph" style:parent-style-name="Text_20_body">
      <style:paragraph-properties fo:line-height="0.1598in"/>
      <style:text-properties style:font-name="Arial1" fo:language="it" fo:country="IT" officeooo:paragraph-rsid="00141839"/>
    </style:style>
    <style:style style:name="P39" style:family="paragraph" style:parent-style-name="Text_20_body">
      <style:paragraph-properties fo:line-height="0.1598in"/>
      <style:text-properties style:font-name="Arial1" fo:language="it" fo:country="IT" officeooo:paragraph-rsid="0022500f"/>
    </style:style>
    <style:style style:name="P40" style:family="paragraph" style:parent-style-name="Text_20_body">
      <style:paragraph-properties fo:line-height="0.1598in"/>
      <style:text-properties style:font-name="Arial1" fo:font-size="10pt" fo:language="it" fo:country="IT" officeooo:rsid="001223f9" officeooo:paragraph-rsid="001223f9" style:font-size-asian="10pt" style:font-size-complex="10pt"/>
    </style:style>
    <style:style style:name="P41" style:family="paragraph" style:parent-style-name="Text_20_body">
      <style:paragraph-properties fo:margin-top="0in" fo:margin-bottom="0.0181in" style:contextual-spacing="false" fo:line-height="0.1598in"/>
      <style:text-properties style:font-name="Arial1" fo:font-size="10pt" fo:language="it" fo:country="IT" officeooo:rsid="002143d0" officeooo:paragraph-rsid="002143d0" style:font-size-asian="10pt" style:font-size-complex="10pt"/>
    </style:style>
    <style:style style:name="P42" style:family="paragraph" style:parent-style-name="Text_20_body">
      <style:paragraph-properties fo:margin-top="0in" fo:margin-bottom="0.0181in" style:contextual-spacing="false" fo:line-height="0.1598in"/>
      <style:text-properties style:font-name="Arial1" fo:font-size="10pt" fo:language="it" fo:country="IT" fo:font-style="italic" fo:font-weight="bold" officeooo:rsid="001223f9" officeooo:paragraph-rsid="001223f9" style:font-style-asian="italic" style:font-weight-asian="bold" style:font-style-complex="italic" style:font-weight-complex="bold"/>
    </style:style>
    <style:style style:name="P43" style:family="paragraph" style:parent-style-name="Text_20_body">
      <style:paragraph-properties fo:margin-top="0in" fo:margin-bottom="0.0181in" style:contextual-spacing="false" fo:line-height="0.1402in"/>
      <style:text-properties style:font-name="Arial1" fo:font-size="10pt" fo:language="it" fo:country="IT" fo:font-style="italic" officeooo:rsid="001223f9" officeooo:paragraph-rsid="001223f9" style:font-style-asian="italic" style:font-style-complex="italic"/>
    </style:style>
    <style:style style:name="P44" style:family="paragraph" style:parent-style-name="Text_20_body">
      <style:paragraph-properties fo:margin-top="0in" fo:margin-bottom="0.0181in" style:contextual-spacing="false" fo:line-height="0.1402in"/>
      <style:text-properties style:font-name="Arial1" fo:font-size="10pt" fo:language="it" fo:country="IT" fo:font-style="italic" officeooo:rsid="001223f9" officeooo:paragraph-rsid="002143d0" style:font-style-asian="italic" style:font-style-complex="italic"/>
    </style:style>
    <style:style style:name="P45" style:family="paragraph" style:parent-style-name="Text_20_body">
      <style:paragraph-properties fo:margin-top="0.0398in" fo:margin-bottom="0.0575in" style:contextual-spacing="false" fo:line-height="0.0201in"/>
      <style:text-properties style:font-name="Arial1" fo:font-size="6pt" fo:language="it" fo:country="IT" officeooo:rsid="0022500f" officeooo:paragraph-rsid="0022500f" style:font-size-asian="5.25pt" style:font-size-complex="6pt"/>
    </style:style>
    <style:style style:name="P46" style:family="paragraph" style:parent-style-name="Text_20_body" style:list-style-name="L7">
      <style:paragraph-properties fo:margin-top="0in" fo:margin-bottom="0.0181in" style:contextual-spacing="false" fo:line-height="0.1598in"/>
      <style:text-properties fo:language="it" fo:country="IT" officeooo:rsid="00147ef4" officeooo:paragraph-rsid="00147ef4" fo:background-color="transparent"/>
    </style:style>
    <style:style style:name="P47" style:family="paragraph" style:parent-style-name="Text_20_body" style:list-style-name="L10">
      <style:paragraph-properties fo:margin-top="0.0398in" fo:margin-bottom="0.0575in" style:contextual-spacing="false" fo:line-height="0.1598in"/>
      <style:text-properties fo:language="it" fo:country="IT" officeooo:paragraph-rsid="00147ef4"/>
    </style:style>
    <style:style style:name="P48" style:family="paragraph" style:parent-style-name="Text_20_body" style:list-style-name="L8">
      <style:paragraph-properties fo:margin-top="0.0398in" fo:margin-bottom="0.0575in" style:contextual-spacing="false" fo:line-height="0.1598in"/>
      <style:text-properties fo:language="it" fo:country="IT" officeooo:paragraph-rsid="00147ef4"/>
    </style:style>
    <style:style style:name="P49" style:family="paragraph" style:parent-style-name="Text_20_body">
      <style:paragraph-properties fo:line-height="0.1598in"/>
      <style:text-properties officeooo:paragraph-rsid="002143d0"/>
    </style:style>
    <style:style style:name="P50" style:family="paragraph" style:parent-style-name="Text_20_body">
      <style:paragraph-properties fo:margin-top="0in" fo:margin-bottom="0.0181in" style:contextual-spacing="false" fo:line-height="0.1799in"/>
      <style:text-properties fo:font-size="10pt" officeooo:paragraph-rsid="001c79cb" style:font-size-asian="10pt" style:font-size-complex="10pt"/>
    </style:style>
    <style:style style:name="P51" style:family="paragraph" style:parent-style-name="Text_20_body">
      <style:paragraph-properties fo:margin-top="0in" fo:margin-bottom="0in" style:contextual-spacing="false" fo:line-height="0.1799in"/>
      <style:text-properties fo:font-size="10pt" officeooo:paragraph-rsid="001c79cb" style:font-size-asian="10pt" style:font-size-complex="10pt"/>
    </style:style>
    <style:style style:name="P52" style:family="paragraph" style:parent-style-name="Text_20_body">
      <style:paragraph-properties fo:margin-top="0in" fo:margin-bottom="0.0181in" style:contextual-spacing="false" fo:line-height="0.1799in"/>
      <style:text-properties fo:font-size="10pt" officeooo:paragraph-rsid="002143d0" style:font-size-asian="10pt" style:font-size-complex="10pt"/>
    </style:style>
    <style:style style:name="P53" style:family="paragraph" style:parent-style-name="Text_20_body">
      <style:paragraph-properties fo:line-height="0.1402in"/>
      <style:text-properties fo:font-variant="normal" fo:text-transform="none" fo:color="#1f2328" loext:opacity="100%" style:font-name="ui-monospace" fo:font-size="10pt" fo:letter-spacing="normal" fo:language="it" fo:country="IT" fo:font-style="normal" fo:font-weight="normal" officeooo:rsid="001f7454" officeooo:paragraph-rsid="002143d0" fo:background-color="#dddddd" style:font-size-asian="10pt" style:font-size-complex="10pt"/>
    </style:style>
    <style:style style:name="P54" style:family="paragraph" style:parent-style-name="Text_20_body">
      <style:paragraph-properties fo:line-height="0.1402in"/>
      <style:text-properties fo:font-variant="normal" fo:text-transform="none" fo:color="#1f2328" loext:opacity="100%" style:font-name="ui-monospace" fo:font-size="10pt" fo:letter-spacing="normal" fo:language="it" fo:country="IT" fo:font-style="normal" fo:font-weight="normal" officeooo:rsid="001f7454" officeooo:paragraph-rsid="001223f9" fo:background-color="#dddddd" style:font-size-asian="10pt" style:font-size-complex="10pt"/>
    </style:style>
    <style:style style:name="P55" style:family="paragraph" style:parent-style-name="Text_20_body">
      <style:paragraph-properties fo:line-height="0.1598in"/>
      <style:text-properties style:font-name="ui-monospace" fo:language="it" fo:country="IT" officeooo:rsid="001f7454" officeooo:paragraph-rsid="002143d0"/>
    </style:style>
    <style:style style:name="P56" style:family="paragraph" style:parent-style-name="Text_20_body">
      <style:paragraph-properties fo:line-height="0.1402in"/>
      <style:text-properties officeooo:paragraph-rsid="002143d0"/>
    </style:style>
    <style:style style:name="P57" style:family="paragraph" style:parent-style-name="Text_20_body">
      <style:paragraph-properties fo:margin-top="0in" fo:margin-bottom="0.0181in" style:contextual-spacing="false" fo:line-height="0.1799in"/>
      <style:text-properties officeooo:paragraph-rsid="002143d0"/>
    </style:style>
    <style:style style:name="T1" style:family="text">
      <style:text-properties officeooo:rsid="001223f9"/>
    </style:style>
    <style:style style:name="T2" style:family="text">
      <style:text-properties style:font-name="Arial1" fo:language="it" fo:country="IT" officeooo:rsid="001f7454"/>
    </style:style>
    <style:style style:name="T3" style:family="text">
      <style:text-properties style:font-name="Arial1" fo:language="it" fo:country="IT" fo:font-weight="bold" officeooo:rsid="001f7454" style:font-weight-asian="bold" style:font-weight-complex="bold"/>
    </style:style>
    <style:style style:name="T4" style:family="text">
      <style:text-properties style:font-name="Arial1" fo:language="it" fo:country="IT" fo:font-weight="bold" officeooo:rsid="002143d0" style:font-weight-asian="bold" style:font-weight-complex="bold"/>
    </style:style>
    <style:style style:name="T5" style:family="text">
      <style:text-properties style:font-name="Arial1" fo:language="it" fo:country="IT" officeooo:rsid="002143d0"/>
    </style:style>
    <style:style style:name="T6" style:family="text">
      <style:text-properties style:font-name="Arial1" fo:language="it" fo:country="IT" fo:font-style="italic" officeooo:rsid="002143d0" style:font-style-asian="italic" style:font-style-complex="italic"/>
    </style:style>
    <style:style style:name="T7" style:family="text">
      <style:text-properties style:font-name="Arial1" fo:language="it" fo:country="IT" fo:font-style="italic" officeooo:rsid="001223f9" style:font-style-asian="italic" style:font-style-complex="italic"/>
    </style:style>
    <style:style style:name="T8" style:family="text">
      <style:text-properties style:font-name="Arial1" fo:font-weight="bold" officeooo:rsid="00147ef4" style:font-weight-asian="bold" style:font-weight-complex="bold"/>
    </style:style>
    <style:style style:name="T9" style:family="text">
      <style:text-properties style:font-name="Arial1" fo:font-weight="normal" officeooo:rsid="00147ef4" style:font-weight-asian="normal" style:font-weight-complex="normal"/>
    </style:style>
    <style:style style:name="T10" style:family="text">
      <style:text-properties style:font-name="Arial1" officeooo:rsid="001223f9"/>
    </style:style>
    <style:style style:name="T11" style:family="text">
      <style:text-properties style:font-name="Arial1" fo:font-size="10pt" fo:language="it" fo:country="IT" fo:font-weight="bold" officeooo:rsid="001f7454" style:font-size-asian="10pt" style:font-weight-asian="bold" style:font-size-complex="10pt" style:font-weight-complex="bold"/>
    </style:style>
    <style:style style:name="T12" style:family="text">
      <style:text-properties style:font-name="Arial1" fo:font-size="10pt" fo:language="it" fo:country="IT" fo:font-style="italic" officeooo:rsid="002143d0"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41839"/>
    </style:style>
    <style:style style:name="T16" style:family="text">
      <style:text-properties fo:font-weight="bold" style:font-weight-asian="bold" style:font-weight-complex="bold"/>
    </style:style>
    <style:style style:name="T17" style:family="text">
      <style:text-properties fo:font-weight="bold" officeooo:rsid="002143d0" style:font-weight-asian="bold" style:font-weight-complex="bold"/>
    </style:style>
    <style:style style:name="T18" style:family="text">
      <style:text-properties fo:font-weight="normal" style:font-weight-asian="normal" style:font-weight-complex="normal"/>
    </style:style>
    <style:style style:name="T19" style:family="text">
      <style:text-properties officeooo:rsid="0016def9"/>
    </style:style>
    <style:style style:name="T20" style:family="text">
      <style:text-properties officeooo:rsid="00147ef4"/>
    </style:style>
    <style:style style:name="T21" style:family="text">
      <style:text-properties officeooo:rsid="0018845f"/>
    </style:style>
    <style:style style:name="T22" style:family="text">
      <style:text-properties fo:background-color="transparent" loext:char-shading-value="0"/>
    </style:style>
    <style:style style:name="T23" style:family="text">
      <style:text-properties officeooo:rsid="001c79cb"/>
    </style:style>
    <style:style style:name="T24" style:family="text">
      <style:text-properties fo:font-variant="normal" fo:text-transform="none" fo:color="#1f2328" loext:opacity="100%" style:font-name="ui-monospace" fo:letter-spacing="normal" fo:language="it" fo:country="IT" fo:font-style="normal" fo:font-weight="normal" officeooo:rsid="001f7454"/>
    </style:style>
    <style:style style:name="T25" style:family="text">
      <style:text-properties fo:font-variant="normal" fo:text-transform="none" fo:color="#1f2328" loext:opacity="100%" style:font-name="ui-monospace" fo:letter-spacing="normal" fo:language="it" fo:country="IT" fo:font-style="normal" fo:font-weight="normal" officeooo:rsid="001f7454" fo:background-color="#dddddd" loext:char-shading-value="0"/>
    </style:style>
    <style:style style:name="T26" style:family="text">
      <style:text-properties fo:font-variant="normal" fo:text-transform="none" fo:color="#1f2328" loext:opacity="100%" style:font-name="ui-monospace" fo:letter-spacing="normal" fo:language="it" fo:country="IT" fo:font-style="normal" fo:font-weight="normal" officeooo:rsid="001f7454" fo:background-color="#dddddd" loext:char-shading-value="0" style:font-weight-asian="bold" style:font-weight-complex="bold"/>
    </style:style>
    <style:style style:name="T27" style:family="text">
      <style:text-properties fo:font-variant="normal" fo:text-transform="none" fo:color="#1f2328" loext:opacity="100%" style:font-name="ui-monospace" fo:font-size="10pt" fo:letter-spacing="normal" fo:language="it" fo:country="IT" fo:font-style="normal" fo:font-weight="normal" officeooo:rsid="001f7454" fo:background-color="#dddddd" loext:char-shading-value="0" style:font-size-asian="10pt" style:font-size-complex="10pt"/>
    </style:style>
    <style:style style:name="T28" style:family="text">
      <style:text-properties fo:font-variant="normal" fo:text-transform="none" fo:color="#1f2328" loext:opacity="100%" style:font-name="ui-monospace" fo:font-size="10pt" fo:letter-spacing="normal" fo:language="it" fo:country="IT" fo:font-style="normal" fo:font-weight="normal" officeooo:rsid="001f7454" fo:background-color="#dddddd" loext:char-shading-value="0" style:font-size-asian="10pt" style:font-weight-asian="bold" style:font-size-complex="10pt" style:font-weight-complex="bold"/>
    </style:style>
    <style:style style:name="T29" style:family="text">
      <style:text-properties fo:font-variant="normal" fo:text-transform="none" fo:color="#1f2328" loext:opacity="100%" fo:font-size="10pt" fo:letter-spacing="normal" fo:font-style="normal" fo:font-weight="normal" fo:background-color="#dddddd" loext:char-shading-value="0" style:font-size-asian="10pt" style:font-size-complex="10pt"/>
    </style:style>
    <style:style style:name="T30" style:family="text">
      <style:text-properties fo:font-variant="normal" fo:text-transform="none" fo:color="#1f2328" loext:opacity="100%" fo:font-size="10pt" fo:letter-spacing="normal" fo:font-style="normal" fo:font-weight="bold" fo:background-color="#dddddd" loext:char-shading-value="0" style:font-size-asian="10pt" style:font-weight-asian="bold" style:font-size-complex="10pt" style:font-weight-complex="bold"/>
    </style:style>
    <style:style style:name="T31" style:family="text">
      <style:text-properties fo:font-variant="normal" fo:text-transform="none" fo:color="#1f2328" loext:opacity="100%" fo:font-size="10pt" fo:letter-spacing="normal" fo:font-style="normal" fo:font-weight="bold" officeooo:rsid="002143d0" fo:background-color="#dddddd" loext:char-shading-value="0" style:font-size-asian="10pt" style:font-weight-asian="bold" style:font-size-complex="10pt" style:font-weight-complex="bold"/>
    </style:style>
    <style:style style:name="T32" style:family="text">
      <style:text-properties officeooo:rsid="002143d0"/>
    </style:style>
    <style:style style:name="T33" style:family="text">
      <style:text-properties fo:font-size="10pt" style:font-size-asian="10pt" style:font-size-complex="10pt"/>
    </style:style>
    <style:style style:name="T34" style:family="text">
      <style:text-properties fo:font-size="10pt" fo:font-style="italic" fo:font-weight="bold" style:font-style-asian="italic" style:font-weight-asian="bold" style:font-style-complex="italic" style:font-weight-complex="bold"/>
    </style:style>
    <style:style style:name="T35" style:family="text">
      <style:text-properties fo:font-size="10pt" fo:font-style="italic" style:font-size-asian="10pt" style:font-style-asian="italic" style:font-size-complex="10pt" style:font-style-complex="italic"/>
    </style:style>
    <style:style style:name="T36" style:family="text">
      <style:text-properties officeooo:rsid="0022500f"/>
    </style:style>
    <style:style style:name="T37" style:family="text">
      <style:text-properties officeooo:rsid="0023658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 Base Antartide</text:p>
      <text:p text:style-name="P10">Stage EURIS 2023 - Team Charmender</text:p>
      <text:h text:style-name="P5" text:outline-level="1" text:is-list-header="true"><text:bookmark-start text:name="__RefHeading___Toc101_3762530409"/><text:tab/>Abstract<text:bookmark-end text:name="__RefHeading___Toc101_3762530409"/></text:h>
      <text:p text:style-name="P11">La Stazione Concordia, centro di ricerca internazionale situato in antartide, ha richiesto una applicazione per gestire lo scambio di informazioni tra la comunità scientifica internazionale <text:span text:style-name="T36">(csi) </text:span>e il gruppo di ricerca presso la base scientifica, l’applicazione permetterà di:</text:p>
      <text:list text:style-name="L1">
        <text:list-item>
          <text:p text:style-name="P13">dare visibilità circa l’avanzamento degli esperimenti a livello macroscopico</text:p>
        </text:list-item>
        <text:list-item>
          <text:p text:style-name="P13">gestire a livello puntuale ogni songolo esperimento, con la possiblità di lasciare commenti e di definirne le caratteristiche</text:p>
        </text:list-item>
      </text:list>
      <text:p text:style-name="P11">L’applicazione sarà fruibile dal personale della base scientifica con <text:s/>dei tablet, strumento con il quale possono sia consultare che fare modifiche agli esperimenti.</text:p>
      <text:p text:style-name="P11">L’applicazione dovrà altresì gestire la conciliazione dei dati tra le richieste sugli esperimenti che arrivano dalla <text:span text:style-name="T37">csi</text:span> e l’aggirnamento degli stessi da parte dei ricercatori della stazione perché la connessione internet <text:span text:style-name="T15">(fornita tramite satellite) </text:span>è disponibilie per un lasso di tempo breve durante il giorno.</text:p>
      <text:h text:style-name="P4" text:outline-level="1" text:is-list-header="true"><text:bookmark-start text:name="__RefHeading___Toc103_3762530409"/><text:tab/>Requisiti<text:bookmark-end text:name="__RefHeading___Toc103_3762530409"/></text:h>
      <text:h text:style-name="P8" text:outline-level="4" text:is-list-header="true"><text:span text:style-name="T10">1. Allineare la base scientifica alle richieste</text:span></text:h>
      <text:p text:style-name="P11">Quando la connessione internet è disponibile bisogna riversare i dati relativi alle richieste sui sistemi informativi della Concordia. Le richieste esterne vengono veicolate alla base tramite API Trello.</text:p>
      <text:p text:style-name="P11">Trello è una web app che permette di organizzare il maniera schematica e dinamica il flusso di lavoro tra più persone ed ha a disposizione vari strumenti e modelli per organizzare le attività, di seguito i soli <text:span text:style-name="T14">dati</text:span> di interesse, con relativi <text:span text:style-name="T13">attributi</text:span>, che si vogliono tener in considerazione:</text:p>
      <text:list text:style-name="L2">
        <text:list-item>
          <text:p text:style-name="P18">Lista <text:span text:style-name="T36">(stato avanzamento)</text:span></text:p>
          <text:list>
            <text:list-item>
              <text:p text:style-name="P19">Titolo</text:p>
            </text:list-item>
          </text:list>
        </text:list-item>
        <text:list-item>
          <text:p text:style-name="P18">Scheda <text:span text:style-name="T36">(esperimento)</text:span></text:p>
          <text:list>
            <text:list-item>
              <text:p text:style-name="P20">Titolo</text:p>
            </text:list-item>
            <text:list-item>
              <text:p text:style-name="P20">Descrizione</text:p>
            </text:list-item>
            <text:list-item>
              <text:p text:style-name="P20">Scadenza (se presente)</text:p>
            </text:list-item>
            <text:list-item>
              <text:p text:style-name="P20">Priorità</text:p>
            </text:list-item>
            <text:list-item>
              <text:p text:style-name="P20">Ultimo commento</text:p>
            </text:list-item>
          </text:list>
        </text:list-item>
      </text:list>
      <text:list text:style-name="L3">
        <text:list-item>
          <text:list>
            <text:list-item>
              <text:p text:style-name="P21"><text:span text:style-name="T36">A</text:span>ssegnatario dell’esperimento (se presente)</text:p>
            </text:list-item>
          </text:list>
        </text:list-item>
      </text:list>
      <text:h text:style-name="P6" text:outline-level="4" text:is-list-header="true">2. Allineare la base scientifica alle richieste</text:h>
      <text:p text:style-name="P12">Gli scienziati devono poter modificare gli esperimenti (scheda) assegnati in ogni istante del giorno, indipendentemente dalla disponibilità della connessione ad internet. Di seguito le uniche azioni eseguibili dagli scienziati sulle singole schede:</text:p>
      <text:list xml:id="list302239648" text:style-name="L4">
        <text:list-item>
          <text:p text:style-name="P14">aggiungere un commento <text:span text:style-name="T36">ad un esperimento esistente (se assegnatario o assegnatario assente)</text:span></text:p>
        </text:list-item>
        <text:list-item>
          <text:p text:style-name="P15">cambiare lo stato di avanzamento (lista) dell’esperimento <text:span text:style-name="T36">(se assegnatario)</text:span></text:p>
        </text:list-item>
      </text:list>
      <text:h text:style-name="P7" text:outline-level="4" text:is-list-header="true"><text:span text:style-name="T1">3. Allineare centri di ricerca</text:span></text:h>
      <text:p text:style-name="P39">La <text:span text:style-name="T1">comunità scientifica internazionale</text:span> <text:span text:style-name="T1">deve ricevere tramite Trello API gli aggiornamenti sulle schede degli esperimenti modificate dagli scienziati. Di seguito le uniche azioni eseguibili da</text:span><text:span text:style-name="T37">i membri della csi </text:span><text:span text:style-name="T1">sulle schede:</text:span></text:p>
      <text:list xml:id="list121813966108605" text:continue-numbering="true" text:style-name="L4">
        <text:list-item>
          <text:p text:style-name="P15">aggiungere un commento <text:span text:style-name="T36">ad un esperimento esistente (se lo hanno creato loro)</text:span></text:p>
        </text:list-item>
        <text:list-item>
          <text:p text:style-name="P15">c<text:span text:style-name="T36">reare un esperimento (aggiungere una scheda alla lista “Da fare”) e definirne gli attributi</text:span></text:p>
        </text:list-item>
      </text:list>
      <text:h text:style-name="P7" text:outline-level="4" text:is-list-header="true"><text:soft-page-break/><text:span text:style-name="T1">4. Dispositivi in dotazione</text:span></text:h>
      <text:p text:style-name="P36">Gli scienziati hanno a disposizione dei tablet con i quali sono connessi alla rete locale della base e con i quali, oltre tener traccia degli avanzamenti dei task assegnati, hanno in evidenza i task non conclusi con questo ordine:</text:p>
      <text:list text:style-name="L5">
        <text:list-item>
          <text:p text:style-name="P16">esperimenti ad alta priorità</text:p>
        </text:list-item>
        <text:list-item>
          <text:p text:style-name="P16">esperimenti con scadenza &lt; 5 giorni</text:p>
        </text:list-item>
        <text:list-item>
          <text:p text:style-name="P16">esperimenti a media priorità</text:p>
        </text:list-item>
        <text:list-item>
          <text:p text:style-name="P16">esperimenti a bassa priorità</text:p>
        </text:list-item>
      </text:list>
      <text:h text:style-name="P6" text:outline-level="4" text:is-list-header="true">5. Requisiti non funzionali</text:h>
      <text:list text:style-name="L6">
        <text:list-item>
          <text:p text:style-name="P37"><text:span text:style-name="T15">P</text:span>arametrizzare i valori con i quali avviene l'allineamneto poichè l'orario e la finestra di tempo di passaggio del satellite, e quindi della connessione con il resto del mondo, varia in base al periodo</text:p>
        </text:list-item>
        <text:list-item>
          <text:p text:style-name="P37"><text:span text:style-name="T15">D</text:span>efinire già i valori al punto <text:span text:style-name="T15">1</text:span> per poter coprire tutto l'anno solare senza dover metter mano al codice una volta deployato sui sistemi della concordia</text:p>
        </text:list-item>
      </text:list>
      <text:h text:style-name="P3" text:outline-level="1" text:is-list-header="true"><text:bookmark-start text:name="__RefHeading___Toc105_3762530409"/><text:tab/>Contratti REST<text:bookmark-end text:name="__RefHeading___Toc105_3762530409"/></text:h>
      <text:h text:style-name="P9" text:outline-level="4" text:is-list-header="true">Endpoints</text:h>
      <text:p text:style-name="P40">Consumando l'API Trello accederemo a questi endpoint. <text:span text:style-name="T23">I</text:span> token dev<text:span text:style-name="T23">ono</text:span> essere ottenut<text:span text:style-name="T23">i</text:span> per ogni scienziato in modo <text:span text:style-name="T23">che el sue</text:span>. (No<text:span text:style-name="T23">tare</text:span> che tutti i Get Endpoints poss<text:span text:style-name="T23">o</text:span>no <text:span text:style-name="T23">anche</text:span> rispondere con oggetti nulli o vuoti!)</text:p>
      <text:p text:style-name="P41"><text:span text:style-name="T16">Variabili</text:span></text:p>
      <text:p text:style-name="P50"><text:span text:style-name="T4">B</text:span><text:span text:style-name="T3">aseURL</text:span><text:span text:style-name="T2"> = </text:span><text:span text:style-name="T25">https://api.trello.com</text:span></text:p>
      <text:p text:style-name="P52"><text:span text:style-name="T4">ListId</text:span><text:span text:style-name="T3">* = </text:span><text:span text:style-name="T26">64760975fbea80d6ef329080</text:span></text:p>
      <text:p text:style-name="P57"><text:span text:style-name="T11">CardId* = </text:span><text:span text:style-name="T28">64761756c338bac930497a59</text:span></text:p>
      <text:p text:style-name="P52"><text:span text:style-name="T4">K</text:span><text:span text:style-name="T3">ey</text:span><text:span text:style-name="T2">* = </text:span><text:span text:style-name="T25">ATTAd93cf67ec0072d821ff32e199156a675ed9301feea0f899df160829b3f14082dAB1E41AD</text:span><text:span text:style-name="T24"> </text:span></text:p>
      <text:p text:style-name="P51"><text:span text:style-name="T4">T</text:span><text:span text:style-name="T3">oken</text:span><text:span text:style-name="T2">* = </text:span><text:span text:style-name="T25">9ba27d32be683843dd1ffb346ae07641</text:span></text:p>
      <text:p text:style-name="P45"/>
      <text:p text:style-name="P35"><text:span text:style-name="T33">*</text:span><text:span text:style-name="T35">i valori riportati sono a titolo esemplificativo</text:span></text:p>
      <text:p text:style-name="P23"/>
      <text:p text:style-name="P23">Get Cards On A List</text:p>
      <text:p text:style-name="P22">Endpoint</text:p>
      <text:p text:style-name="P49"><text:span text:style-name="T27">GET /1/lists/{id}/cards</text:span><text:span text:style-name="T5"> </text:span><text:span text:style-name="T6">(l’</text:span><text:span text:style-name="T7">id </text:span><text:span text:style-name="T6">è l’id della lista, riportato in appsetting)</text:span></text:p>
      <text:p text:style-name="P22">Url E<text:span text:style-name="T32">sempio</text:span></text:p>
      <text:p text:style-name="P55"><text:span text:style-name="T29">{{</text:span><text:span text:style-name="T30">BaseURL</text:span><text:span text:style-name="T29">}}/1/lists/{{</text:span><text:span text:style-name="T31">ListId</text:span><text:span text:style-name="T29">}}/cards?key={{</text:span><text:span text:style-name="T30">Key</text:span><text:span text:style-name="T29">}}&amp;token={{</text:span><text:span text:style-name="T30">Token</text:span><text:span text:style-name="T29">}}</text:span></text:p>
      <text:p text:style-name="P12"><text:span text:style-name="T32">Restituisce tutti gli oggetti card su la lista con l’id specificato.</text:span></text:p>
      <text:p text:style-name="P12">Cont<text:span text:style-name="T32">iene:</text:span></text:p>
      <text:list text:style-name="L14">
        <text:list-item>
          <text:p text:style-name="P17">members' ids</text:p>
        </text:list-item>
        <text:list-item>
          <text:p text:style-name="P17">description</text:p>
        </text:list-item>
        <text:list-item>
          <text:p text:style-name="P17">labels</text:p>
        </text:list-item>
        <text:list-item>
          <text:p text:style-name="P17">due date</text:p>
        </text:list-item>
      </text:list>
      <text:p text:style-name="P11"/>
      <text:p text:style-name="P42">Update A Card (Moving it from list to list)</text:p>
      <text:p text:style-name="P43">Endpoint</text:p>
      <text:p text:style-name="P56"><text:span text:style-name="T27">PUT /1/cards/{id}</text:span><text:span text:style-name="T12"> (l’id è l’id della carta, che può essre recuperato)</text:span></text:p>
      <text:p text:style-name="P43">Url Example</text:p>
      <text:p text:style-name="P53">{{<text:span text:style-name="T16">BaseURL</text:span>}}/1/cards/{{<text:span text:style-name="T17">CardId</text:span>}}?idList={{<text:span text:style-name="T17">ListId</text:span>}}&amp;key={{<text:span text:style-name="T16">Key</text:span>}}&amp;token={{<text:span text:style-name="T16">Token</text:span>}}</text:p>
      <text:p text:style-name="P11"/>
      <text:p text:style-name="P42">Add A Comment To A Card</text:p>
      <text:p text:style-name="P43">Endpoint</text:p>
      <text:p text:style-name="P54">POST /1/cards/{id}/actions/comments</text:p>
      <text:p text:style-name="P43"><text:soft-page-break/>Url Example</text:p>
      <text:p text:style-name="P53">{{<text:span text:style-name="T16">BaseURL</text:span>}}/1/cards/{{<text:span text:style-name="T17">CardId</text:span>}}/actions/comments?text=<text:span text:style-name="T32">example</text:span>&amp;key={{<text:span text:style-name="T16">Key</text:span>}}&amp;token={{<text:span text:style-name="T16">Token</text:span>}}</text:p>
      <text:p text:style-name="P11"/>
      <text:p text:style-name="P42">Get The Members Of A Card</text:p>
      <text:p text:style-name="P43">Endpoint</text:p>
      <text:p text:style-name="P54">GET /1/cards/{id}/members/</text:p>
      <text:p text:style-name="P44">Url Example</text:p>
      <text:p text:style-name="P53">{{<text:span text:style-name="T16">BaseURL</text:span>}}/1/cards/{{<text:span text:style-name="T17">CardId</text:span>}}/members?key={{<text:span text:style-name="T16">Key</text:span>}}&amp;token={{<text:span text:style-name="T16">Token</text:span>}}</text:p>
      <text:p text:style-name="P11"/>
      <text:p text:style-name="P12"><text:span text:style-name="T34">Get A Label </text:span>(Could be null)</text:p>
      <text:p text:style-name="P43">Endpoint</text:p>
      <text:p text:style-name="P54">GET /1/labels/{id}</text:p>
      <text:p text:style-name="P43">Url Example</text:p>
      <text:p text:style-name="P53">{{<text:span text:style-name="T16">BaseURL</text:span>}}/1/labels/{{<text:span text:style-name="T17">CardId</text:span>}}/?key={{<text:span text:style-name="T16">Key</text:span>}}&amp;token={{<text:span text:style-name="T16">Token</text:span>}}</text:p>
      <text:p text:style-name="P11"/>
      <text:p text:style-name="P12"><text:span text:style-name="T34">Get All Comments on a Card </text:span>(Could be null/empty)</text:p>
      <text:p text:style-name="P44">Endpoint</text:p>
      <text:p text:style-name="P54">GET /1/cards/{id}/actions</text:p>
      <text:p text:style-name="P44">Url Example</text:p>
      <text:p text:style-name="P53">{{<text:span text:style-name="T16">BaseURL</text:span>}}/1/cards/{{<text:span text:style-name="T17">CardId</text:span>}}/actions?key={{<text:span text:style-name="T16">Key</text:span>}}&amp;token={{<text:span text:style-name="T16">Token</text:span>}}</text:p>
      <text:h text:style-name="P3" text:outline-level="1" text:is-list-header="true"><text:bookmark-start text:name="__RefHeading___Toc107_3762530409"/><text:tab/>Soluzione Proposta<text:bookmark-end text:name="__RefHeading___Toc107_3762530409"/></text:h>
      <text:p text:style-name="P36"><text:span text:style-name="T1">UML che descrive architettura</text:span></text:p>
      <text:h text:style-name="P3" text:outline-level="1" text:is-list-header="true"><text:bookmark-start text:name="__RefHeading___Toc109_3762530409"/><text:tab/>Tecnologie<text:bookmark-end text:name="__RefHeading___Toc109_3762530409"/></text:h>
      <text:p text:style-name="P38"><text:span text:style-name="T15">Per realizzare il software che verrà dato a disposizone dell</text:span><text:span text:style-name="T1">a Stazione Concordia </text:span><text:span text:style-name="T15">il team di sviluppo ha individuato le seguenti tecnologie necessarie per la sua implementazione:</text:span></text:p>
      <text:list text:style-name="L7">
        <text:list-item>
          <text:p text:style-name="P24">Trello API</text:p>
        </text:list-item>
        <text:list-item>
          <text:p text:style-name="P24">SQL server</text:p>
        </text:list-item>
        <text:list-item>
          <text:p text:style-name="P25">Entity Framework</text:p>
        </text:list-item>
        <text:list-item>
          <text:p text:style-name="P25">.NET 6.0</text:p>
        </text:list-item>
        <text:list-item>
          <text:p text:style-name="P31">Http Client</text:p>
        </text:list-item>
        <text:list-item>
          <text:p text:style-name="P31">Http Client JSON</text:p>
        </text:list-item>
        <text:list-item>
          <text:p text:style-name="P31">Automapper</text:p>
        </text:list-item>
        <text:list-item>
          <text:p text:style-name="P46">Scrutor</text:p>
        </text:list-item>
      </text:list>
      <text:h text:style-name="P2" text:outline-level="1" text:is-list-header="true"><text:bookmark-start text:name="__RefHeading___Toc111_3762530409"/><text:tab/>Test<text:bookmark-end text:name="__RefHeading___Toc111_3762530409"/></text:h>
      <text:p text:style-name="P33"><text:span text:style-name="T19">Il codice sorgente verrà scritto con l’approccio Test Driven Development, pertanto ogni untà avrà la sua classe di testing. Il pacchetto utilizzato per fare i test è X</text:span><text:span text:style-name="T21">U</text:span><text:span text:style-name="T19">nit.</text:span></text:p>
      <text:h text:style-name="P2" text:outline-level="1" text:is-list-header="true"><text:bookmark-start text:name="__RefHeading___Toc113_3762530409"/><text:tab/>Tempistiche<text:bookmark-end text:name="__RefHeading___Toc113_3762530409"/></text:h>
      <text:p text:style-name="P34"><text:span text:style-name="T20">Di seguito le fasi di lavoro e le relative tempistiche stimate dal team di sviluppo per realizzare la il software per la </text:span><text:span text:style-name="T1">Stazione Concordia:</text:span></text:p>
      <text:list xml:id="list4128967231" text:style-name="L8">
        <text:list-item>
          <text:p text:style-name="P32"><text:span text:style-name="T16">fase di progettazione</text:span> (4 giorni)</text:p>
        </text:list-item>
      </text:list>
      <text:list text:style-name="L9">
        <text:list-item>
          <text:list>
            <text:list-item>
              <text:p text:style-name="P26"><text:span text:style-name="T22">Definire</text:span> il design architetturale</text:p>
            </text:list-item>
            <text:list-item>
              <text:p text:style-name="P26">Studiare e testare la API di Trello</text:p>
            </text:list-item>
            <text:list-item>
              <text:p text:style-name="P26">Definire e creare Database tramite Entity Framework (code first)</text:p>
            </text:list-item>
          </text:list>
        </text:list-item>
      </text:list>
      <text:list xml:id="list121814295719315" text:continue-list="list4128967231" text:style-name="L8">
        <text:list-item>
          <text:p text:style-name="P27"><text:soft-page-break/>f<text:span text:style-name="T16">ase realizzazione livello persistence </text:span><text:span text:style-name="T18">(1 giorno)</text:span></text:p>
        </text:list-item>
      </text:list>
      <text:list text:style-name="L10">
        <text:list-item>
          <text:list>
            <text:list-item>
              <text:p text:style-name="P47">Definizione e scrittura metodi Repository (TDD)</text:p>
            </text:list-item>
          </text:list>
        </text:list-item>
      </text:list>
      <text:list xml:id="list121814345344900" text:continue-list="list121814295719315" text:style-name="L8">
        <text:list-item>
          <text:p text:style-name="P48"><text:span text:style-name="T8">fase realizzazione livello business logic </text:span><text:span text:style-name="T9">(8 giorni)</text:span></text:p>
        </text:list-item>
      </text:list>
      <text:list text:style-name="L11">
        <text:list-item>
          <text:list>
            <text:list-item>
              <text:p text:style-name="P28">Creazione delle classi DTO</text:p>
            </text:list-item>
            <text:list-item>
              <text:p text:style-name="P28">Automapper</text:p>
            </text:list-item>
            <text:list-item>
              <text:p text:style-name="P28">Definizione e scrittura metodi Controller (TDD)</text:p>
            </text:list-item>
            <text:list-item>
              <text:p text:style-name="P28">Creazione classe per verificare la presenza di connessione (TDD)</text:p>
            </text:list-item>
            <text:list-item>
              <text:p text:style-name="P28">Creazione dei Servizi (TDD)</text:p>
            </text:list-item>
            <text:list-item>
              <text:p text:style-name="P28">API consumer (TDD)</text:p>
            </text:list-item>
          </text:list>
        </text:list-item>
      </text:list>
      <text:list xml:id="list121814941799621" text:continue-list="list121814345344900" text:style-name="L8">
        <text:list-item>
          <text:p text:style-name="P27"><text:span text:style-name="T16">fase realizzazione livello presentation </text:span><text:span text:style-name="T18">(4 giorni)</text:span></text:p>
        </text:list-item>
      </text:list>
      <text:list text:style-name="L12">
        <text:list-item>
          <text:list>
            <text:list-item>
              <text:p text:style-name="P29">Creazione interfaccia web per scienziati base</text:p>
            </text:list-item>
            <text:list-item>
              <text:p text:style-name="P29">Controllers (TDD)</text:p>
            </text:list-item>
          </text:list>
        </text:list-item>
      </text:list>
      <text:list xml:id="list121815198346436" text:continue-list="list121814941799621" text:style-name="L8">
        <text:list-item>
          <text:p text:style-name="P27"><text:span text:style-name="T16">fase test pre-release </text:span><text:span text:style-name="T18">(1 giorni)</text:span></text:p>
        </text:list-item>
      </text:list>
      <text:list text:style-name="L13">
        <text:list-item>
          <text:list>
            <text:list-item>
              <text:p text:style-name="P30">Fase di test prima della messa in produzione (utilizzo utente)</text:p>
            </text:list-item>
            <text:list-item>
              <text:p text:style-name="P30">Rilascio applicazione</text:p>
            </text:list-item>
          </text:list>
        </text:list-item>
      </text:list>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scadia Mono" svg:font-family="'Cascadia Mono'"/>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ext-properties style:font-name="Arial3" fo:font-family="Arial" style:font-style-name="Regular"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6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1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2:03:32.018000000</meta:creation-date>
    <dc:date>2023-06-01T12:18:12.777000000</dc:date>
    <meta:editing-duration>PT8H48M9S</meta:editing-duration>
    <meta:editing-cycles>12</meta:editing-cycles>
    <meta:generator>LibreOffice/7.5.0.3$Windows_X86_64 LibreOffice_project/c21113d003cd3efa8c53188764377a8272d9d6de</meta:generator>
    <meta:document-statistic meta:table-count="0" meta:image-count="0" meta:object-count="0" meta:page-count="4" meta:paragraph-count="119" meta:word-count="919" meta:character-count="6422" meta:non-whitespace-character-count="5665"/>
  </office:meta>
</office:document-meta>
</file>